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7.9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609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6.255cm"/>
    </style:style>
    <style:style style:name="pr9" style:family="presentation" style:parent-style-name="Default-outline1">
      <style:graphic-properties fo:min-height="11.929cm"/>
    </style:style>
    <style:style style:name="pr10" style:family="presentation" style:parent-style-name="Default-subtitle">
      <style:graphic-properties draw:fill-color="#ffffff" draw:auto-grow-height="true" fo:min-height="17.935cm"/>
    </style:style>
    <style:style style:name="pr11" style:family="presentation" style:parent-style-name="Default-title">
      <style:graphic-properties draw:auto-grow-height="true" fo:min-height="3.506cm"/>
    </style:style>
    <style:style style:name="pr12" style:family="presentation" style:parent-style-name="Default-outline1">
      <style:graphic-properties draw:fit-to-size="shrink-to-fit" fo:min-height="11.929cm"/>
    </style:style>
    <style:style style:name="P1" style:family="paragraph">
      <loext:graphic-properties draw:fill-color="#ffffff"/>
    </style:style>
    <style:style style:name="P2" style:family="paragraph">
      <style:text-properties fo:font-style="italic" style:font-style-asian="italic" style:font-style-complex="italic"/>
    </style:style>
    <style:style style:name="P3"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Pthreads on Linux</text:p>
            <text:p>Mark Veltzer</text:p>
            <text:p>mark.veltzer@gmail.com</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7.935cm" svg:x="1.4cm" svg:y="0.837cm" presentation:class="subtitle">
          <draw:text-box>
            <text:p>Thread identity</text:p>
          </draw:text-box>
        </draw:frame>
        <presentation:notes draw:style-name="dp2">
          <draw:page-thumbnail draw:style-name="gr1" draw:layer="layout" svg:width="13.968cm" svg:height="10.476cm" svg:x="3.81cm" svg:y="2.123cm" draw:page-number="2" presentation:class="page"/>
          <draw:frame presentation:style-name="pr4"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id of threads</text:p>
          </draw:text-box>
        </draw:frame>
        <draw:frame presentation:style-name="pr6" draw:layer="layout" svg:width="25.199cm" svg:height="13.859cm" svg:x="1.4cm" svg:y="4.914cm" presentation:class="outline">
          <draw:text-box>
            <text:list text:style-name="L2">
              <text:list-item>
                <text:p>Linux uses the <text:span text:style-name="T1">pid</text:span> space to give ids both to threads and processes.</text:p>
              </text:list-item>
              <text:list-item>
                <text:p>The operating system itself does know which ids belong to threads and which to processes.</text:p>
              </text:list-item>
              <text:list-item>
                <text:p>The first threads thread id also doubles as a process id.</text:p>
              </text:list-item>
              <text:list-item>
                <text:p>This does create some confusion.</text:p>
              </text:list-item>
              <text:list-item>
                <text:p><text:span text:style-name="T1">getpid()</text:span> is used to get a process id.</text:p>
              </text:list-item>
              <text:list-item>
                <text:p><text:span text:style-name="T1">gettid()</text:span> is used to get a thread id.</text:p>
              </text:list-item>
              <text:list-item>
                <text:p>These may return the same value depending on whether you are the primary thread or not.</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o complicate matters <text:span text:style-name="T1">pthread</text:span> has it's own notion of thread ids.</text:p>
              </text:list-item>
              <text:list-item>
                <text:p>This is represented by an opaque <text:span text:style-name="T1">pthread_t </text:span><text:span text:style-name="T2">structure.</text:span></text:p>
              </text:list-item>
              <text:list-item>
                <text:p><text:span text:style-name="T2">This structure could be gotten when creating a thread using </text:span><text:span text:style-name="T1">pthread_create() </text:span><text:span text:style-name="T3">or from within the thread using </text:span><text:span text:style-name="T4">pthread_self()</text:span></text:p>
              </text:list-item>
            </text:list>
          </draw:text-box>
        </draw:frame>
        <presentation:notes draw:style-name="dp2">
          <draw:page-thumbnail draw:style-name="gr1"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ext:span text:style-name="T2">The idea is that </text:span><text:span text:style-name="T1">pthread</text:span><text:span text:style-name="T2"> should be a cross operating system threading API and as such such should not expose the programmer to a particular operating systems concept of thread id.</text:span></text:p>
              </text:list-item>
              <text:list-item>
                <text:p><text:span text:style-name="T2">There is no simple </text:span><text:span text:style-name="T1">tid</text:span><text:span text:style-name="T2"> hiding in that structure and the </text:span><text:span text:style-name="T1">pthread_t</text:span><text:span text:style-name="T2"> is not cast able to it.</text:span></text:p>
              </text:list-item>
              <text:list-item>
                <text:p><text:span text:style-name="T2">In Linux </text:span><text:span text:style-name="T1">pthread_t</text:span><text:span text:style-name="T2"> is just an unsigned long int (see </text:span><text:span text:style-name="T1">/usr/include/bits/pthreadtypes.h</text:span><text:span text:style-name="T2">).</text:span></text:p>
              </text:list-item>
            </text:list>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gettid()</text:span></text:p>
          </draw:text-box>
        </draw:frame>
        <draw:frame presentation:style-name="pr7" draw:layer="layout" svg:width="25.199cm" svg:height="13.86cm" svg:x="1.4cm" svg:y="4.914cm" presentation:class="outline">
          <draw:text-box>
            <text:list text:style-name="L2">
              <text:list-item>
                <text:p>Returns the current thread id</text:p>
              </text:list-item>
              <text:list-item>
                <text:p>Glibc does not have a wrapper for this one. Call it using <text:span text:style-name="T1">syscall(2)</text:span>.</text:p>
              </text:list-item>
              <text:list-item>
                <text:p>Make your wrapper efficient (cache the result since <text:span text:style-name="T1">tid</text:span> never change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PU sets</text:p>
          </draw:text-box>
        </draw:frame>
        <draw:frame presentation:style-name="pr7" draw:layer="layout" svg:width="25.199cm" svg:height="13.86cm" svg:x="1.4cm" svg:y="4.914cm" presentation:class="outline">
          <draw:text-box>
            <text:list text:style-name="L2">
              <text:list-item>
                <text:p>In order to adjust affinity for threads you will need to be able to understand and build CPU sets.</text:p>
              </text:list-item>
              <text:list-item>
                <text:p>A CPU set is a data structure that one can pass to/from the kernel which represents a collection of CPUs.</text:p>
              </text:list-item>
              <text:list-item>
                <text:p>The size of CPU sets in recent Linux kernels is 1024.</text:p>
              </text:list-item>
              <text:list-item>
                <text:p>This means that unless you're running on machines that have more than 1024 CPUs you're good to go.</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Giving names to threads</text:p>
          </draw:text-box>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importance of naming threads</text:p>
          </draw:text-box>
        </draw:frame>
        <draw:frame presentation:style-name="pr9" draw:layer="layout" svg:width="25.199cm" svg:height="12.179cm" svg:x="1.4cm" svg:y="4.914cm" presentation:class="outline">
          <draw:text-box>
            <text:list text:style-name="L2">
              <text:list-item>
                <text:p>Many debugging and performance tools will display your threads for you. Each thread will have a thread id (which is really a pid) and a name,</text:p>
              </text:list-item>
              <text:list-item>
                <text:p>The problem is that all of your threads will have the same name which is the name of the program they are in.</text:p>
              </text:list-item>
              <text:list-item>
                <text:p>Discerning between thread ids is hard and they change every single run. Because of race issues their order in each run may also be different.</text:p>
              </text:list-item>
              <text:list-item>
                <text:p>One solution is to explicitly print, at the beginning of each run a legend that explicitly states which thread id is doing what.</text:p>
              </text:list-item>
              <text:list-item>
                <text:p>This is a little cumbersome.</text:p>
              </text:list-item>
            </text:list>
          </draw:text-box>
        </draw:frame>
        <presentation:notes draw:style-name="dp2">
          <draw:page-thumbnail draw:style-name="gr1" draw:layer="layout" svg:width="13.968cm" svg:height="10.476cm" svg:x="3.81cm" svg:y="2.123cm" draw:page-number="9" presentation:class="page"/>
          <draw:frame presentation:style-name="pr4"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Giving names to threads</text:p>
          </draw:text-box>
        </draw:frame>
        <draw:frame presentation:style-name="pr9" draw:layer="layout" svg:width="25.199cm" svg:height="12.179cm" svg:x="1.4cm" svg:y="4.914cm" presentation:class="outline">
          <draw:text-box>
            <text:list text:style-name="L2">
              <text:list-item>
                <text:p>Can be done in several ways:</text:p>
                <text:list>
                  <text:list-item>
                    <text:p><text:span text:style-name="T1">prctl(2) </text:span><text:span text:style-name="T2">with </text:span><text:span text:style-name="T1">PR_SET_NAME/PR_GET_NAME</text:span></text:p>
                  </text:list-item>
                  <text:list-item>
                    <text:p><text:span text:style-name="T1">pthread_setname_np, pthread_getname_np</text:span></text:p>
                  </text:list-item>
                  <text:list-item>
                    <text:p><text:span text:style-name="T2">Reading and writing from </text:span><text:span text:style-name="T1">/proc/self/task/[tid]/comm</text:span></text:p>
                  </text:list-item>
                </text:list>
              </text:list-item>
              <text:list-item>
                <text:p><text:span text:style-name="T2">Names are up to 16 bytes. Unicode is not supported – use ASCII/English.</text:span></text:p>
              </text:list-item>
            </text:list>
          </draw:text-box>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0" draw:text-style-name="P1" draw:layer="layout" svg:width="25.199cm" svg:height="17.935cm" svg:x="1.4cm" svg:y="0.837cm" presentation:class="subtitle">
          <draw:text-box>
            <text:p>Stopping threads</text:p>
          </draw:text-box>
        </draw:frame>
        <presentation:notes draw:style-name="dp2">
          <draw:page-thumbnail draw:style-name="gr1" draw:layer="layout" svg:width="13.968cm" svg:height="10.476cm" svg:x="3.81cm" svg:y="2.123cm" draw:page-number="11" presentation:class="page"/>
          <draw:frame presentation:style-name="pr4"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Stopping threads - theory</text:p>
          </draw:text-box>
        </draw:frame>
        <draw:frame presentation:style-name="pr6" draw:layer="layout" svg:width="25.199cm" svg:height="13.86cm" svg:x="1.4cm" svg:y="4.914cm" presentation:class="outline">
          <draw:text-box>
            <text:list text:style-name="L2">
              <text:list-item>
                <text:p>Stopping threads is one of the most difficult parts of correct multi-threading programming.</text:p>
              </text:list-item>
              <text:list-item>
                <text:p>This sounds funny since it sounds like one should be able to stop a thread simply by asking the operating system to stop the thread.</text:p>
              </text:list-item>
              <text:list-item>
                <text:p>In that case one would expect the operating system to signal the CPU that is currently running the thread (if indeed that thread is currently running) and then kill it's own representation of the thread.</text:p>
              </text:list-item>
              <text:list-item>
                <text:p>This is wrong!</text:p>
              </text:list-item>
            </text:list>
          </draw:text-box>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s</text:p>
          </draw:text-box>
        </draw:frame>
        <draw:frame presentation:style-name="pr6" draw:layer="layout" svg:width="25.199cm" svg:height="13.859cm" svg:x="1.4cm" svg:y="4.914cm" presentation:class="outline">
          <draw:text-box>
            <text:list text:style-name="L2">
              <text:list-item>
                <text:p>The idea of stopping a thread by having the operating system kill it is wrong because of many reasons:</text:p>
                <text:list>
                  <text:list-item>
                    <text:p>On UNIX systems some of the threading issues (like allocating a stack for the thread) are handled in user space so killing the thread may leak resources.</text:p>
                  </text:list-item>
                  <text:list-item>
                    <text:p>Locks acquired by the thread would possibly not be released resulting in deadlocking other threads.</text:p>
                  </text:list-item>
                  <text:list-item>
                    <text:p>The thread does not get a chance to release other resources (memory, files etc) that it allocated.</text:p>
                  </text:list-item>
                  <text:list-item>
                    <text:p>The thread may leave data structures in unusable state because it may be killed while manipulating them.</text:p>
                  </text:list-item>
                  <text:list-item>
                    <text:p>Threads that are waiting on locks held by the thread that was killed really should be notified that this thread was killed because this may affect the way they tread data integrity.</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text:p>
          </draw:text-box>
        </draw:frame>
        <draw:frame presentation:style-name="pr6" draw:layer="layout" svg:width="25.199cm" svg:height="13.859cm" svg:x="1.4cm" svg:y="4.914cm" presentation:class="outline">
          <draw:text-box>
            <text:list text:style-name="L2">
              <text:list-item>
                <text:p>As a result of the above the operating system does not support killing threads.</text:p>
              </text:list-item>
              <text:list-item>
                <text:p>The <text:span text:style-name="T1">kill(1)</text:span> command line and the underlying <text:span text:style-name="T1">kill(2)</text:span> system call can only be used to target processes and not threads.</text:p>
              </text:list-item>
              <text:list-item>
                <text:p>If you try to use <text:span text:style-name="T1">kill(1)</text:span> or <text:span text:style-name="T1">kill(2)</text:span> with a thread <text:span text:style-name="T1">pid</text:span> you will wind up killing the entire process the thread is a member of. <text:s/></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mutexes</text:p>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al time issues with mutexes</text:p>
          </draw:text-box>
        </draw:frame>
        <draw:frame presentation:style-name="pr9" draw:layer="layout" svg:width="25.199cm" svg:height="12.179cm" svg:x="1.4cm" svg:y="4.914cm" presentation:class="outline">
          <draw:text-box>
            <text:list text:style-name="L2">
              <text:list-item>
                <text:p>Linux is a general purpose operating system.</text:p>
              </text:list-item>
              <text:list-item>
                <text:p>This means that you cannot stop preemption on Linux.</text:p>
              </text:list-item>
              <text:list-item>
                <text:p>This means that even if you are running with scheduling policy <text:span text:style-name="T5">SCHED_RR</text:span> you are subject to scheduling (in this case <text:span text:style-name="T6">only </text:span><text:span text:style-name="T7">if a higher priority thread needs to run on the core you are running on).</text:span></text:p>
              </text:list-item>
              <text:list-item>
                <text:p><text:span text:style-name="T7">This means that you may be subject to </text:span><text:span text:style-name="T5">priority inversion.</text:span></text:p>
              </text:list-item>
            </text:list>
          </draw:text-box>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inversion</text:p>
          </draw:text-box>
        </draw:frame>
        <draw:frame presentation:style-name="pr9" draw:layer="layout" svg:width="25.199cm" svg:height="12.179cm" svg:x="1.4cm" svg:y="4.914cm" presentation:class="outline">
          <draw:text-box>
            <text:list text:style-name="L2">
              <text:list-item>
                <text:p>Threads T1 &gt; T2 &gt; T3 (in terms of hard real time scheduling priority).</text:p>
              </text:list-item>
              <text:list-item>
                <text:p>This example is on a single core.</text:p>
              </text:list-item>
              <text:list-item>
                <text:p>T3 is running.</text:p>
              </text:list-item>
              <text:list-item>
                <text:p>T3 grabs a mutex that is shared by T1 and T3.</text:p>
              </text:list-item>
              <text:list-item>
                <text:p>An event happens that wakes up T1.</text:p>
              </text:list-item>
              <text:list-item>
                <text:p>Becaue T1 is highest priority then T3 is scheduled out before releasing the mutex.</text:p>
              </text:list-item>
              <text:list-item>
                <text:p>T1 is running.</text:p>
              </text:list-item>
              <text:list-item>
                <text:p>An event happens that wakes up T2.</text:p>
              </text:list-item>
              <text:list-item>
                <text:p>T2 does not run because T1 is now running. T2 is waiting. </text:p>
              </text:list-item>
              <text:list-item>
                <text:p>T1 wants the mutex and sleeps on it.</text:p>
              </text:list-item>
              <text:list-item>
                <text:p>T2 is now scheduled since it is the highest thread that needs to run.</text:p>
              </text:list-item>
              <text:list-item>
                <text:p>T2 is a heavy worker thread. As long as its running T3 will not get to run, therefore it will not release the mutex, therefore T1 will not run.</text:p>
              </text:list-item>
              <text:list-item>
                <text:p><text:span text:style-name="T6">The priorities of T1 and T2 were inverted.</text:span></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Definition: priority inversion</text:p>
          </draw:text-box>
        </draw:frame>
        <draw:frame presentation:style-name="pr9" draw:layer="layout" svg:width="25.199cm" svg:height="12.179cm" svg:x="1.4cm" svg:y="4.914cm" presentation:class="outline">
          <draw:text-box>
            <text:list text:style-name="L2">
              <text:list-item>
                <text:p>Wikipedia: “<text:span text:style-name="T1">priority inversion is a problematic scenario in scheduling in which a high priority task is indirectly preempted by a medium priority task effectively "inverting" the relative priorities of the two tasks.”</text:span></text:p>
              </text:list-item>
              <text:list-item>
                <text:p><text:span text:style-name="T2">One way for priority inversion to happen is the mutex scenario shown before.</text:span></text:p>
              </text:list-item>
              <text:list-item>
                <text:p><text:span text:style-name="T2">But other primitives (conditions etc) may cause it as well.</text:span></text:p>
              </text:list-item>
            </text:list>
          </draw:text-box>
        </draw:frame>
        <presentation:notes draw:style-name="dp2">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lving the priority inversion problem caused by mutexes</text:p>
          </draw:text-box>
        </draw:frame>
        <draw:frame presentation:style-name="pr9" draw:layer="layout" svg:width="25.199cm" svg:height="12.179cm" svg:x="1.4cm" svg:y="4.914cm" presentation:class="outline">
          <draw:text-box>
            <text:list text:style-name="L2">
              <text:list-item>
                <text:p>Several ways:</text:p>
                <text:list>
                  <text:list-item>
                    <text:p>Avoid locking.</text:p>
                  </text:list-item>
                  <text:list-item>
                    <text:p>Only lock between highest thread on each code.</text:p>
                  </text:list-item>
                  <text:list-item>
                    <text:p>Priority inheritance</text:p>
                  </text:list-item>
                  <text:list-item>
                    <text:p>Priority protection</text:p>
                  </text:list-item>
                  <text:list-item>
                    <text:p>Migratory priority inheritance (not implemented on Linux currently).</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inheritance</text:p>
          </draw:text-box>
        </draw:frame>
        <draw:frame presentation:style-name="pr9" draw:layer="layout" svg:width="25.199cm" svg:height="12.179cm" svg:x="1.4cm" svg:y="4.914cm" presentation:class="outline" presentation:user-transformed="true">
          <draw:text-box>
            <text:list text:style-name="L2">
              <text:list-item>
                <text:p>Create the mutex with: <text:span text:style-name="T1">pthread_mutexattr_setprotocol(3) </text:span><text:span text:style-name="T2">and </text:span><text:span text:style-name="T1">PTHREAD_PRIO_INHERIT</text:span></text:p>
              </text:list-item>
              <text:list-item>
                <text:p><text:span text:style-name="T2">By default mutexes are created with </text:span><text:span text:style-name="T1">PTHREAD_PRIO_NONE </text:span><text:span text:style-name="T2">so they do not deal with the priority inversion problem.</text:span></text:p>
              </text:list-item>
              <text:list-item>
                <text:p><text:span text:style-name="T2">In our scenario when T1 tries to lock the mutex and fails, it will bump T3 priority to it's own.</text:span></text:p>
              </text:list-item>
              <text:list-item>
                <text:p><text:span text:style-name="T2">Now T3 will run till the end of the critical section and will bump down it's own priority when unlocking the mutex.</text:span></text:p>
              </text:list-item>
              <text:list-item>
                <text:p><text:span text:style-name="T2">Avoiding priority inversion by using this method allows you to still enjoy the benefits of the futex implementation in Linux since you only call the kernel to increase/decrease thread priority when there is contention. The contention free path is free of system calls.</text:span></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protection</text:p>
          </draw:text-box>
        </draw:frame>
        <draw:frame presentation:style-name="pr9" draw:layer="layout" svg:width="25.199cm" svg:height="12.179cm" svg:x="1.4cm" svg:y="4.914cm" presentation:class="outline" presentation:user-transformed="true">
          <draw:text-box>
            <text:list text:style-name="L2">
              <text:list-item>
                <text:p>Create the mutex with: <text:span text:style-name="T1">pthread_mutexattr_setprotocol(3) </text:span><text:span text:style-name="T2">and </text:span><text:span text:style-name="T1">PTHREAD_PRIO_PROTECT</text:span></text:p>
              </text:list-item>
              <text:list-item>
                <text:p><text:span text:style-name="T2">For each mutex created set a priority ceiling for that mutex using </text:span><text:span text:style-name="T1">pthread_mutex_setprioceiling(3)/pthread_mutex_getprioceiling(3)</text:span></text:p>
              </text:list-item>
              <text:list-item>
                <text:p><text:span text:style-name="T2">Each time a mutex created thus is locked the thread locking it gets it's priority bumped up to the ceiling.</text:span></text:p>
              </text:list-item>
              <text:list-item>
                <text:p><text:span text:style-name="T2">Avoiding priority inversion by using this method sadly negates all performance benefits of using the Linux futex implementation since each mutex lock or unlock must call the kernel to modify it's priority.</text:span></text:p>
              </text:list-item>
            </text:list>
          </draw:text-box>
        </draw:frame>
        <presentation:notes draw:style-name="dp2">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Not all threads are equal</text:p>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4"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main thread is special</text:p>
          </draw:text-box>
        </draw:frame>
        <draw:frame presentation:style-name="pr9" draw:layer="layout" svg:width="25.199cm" svg:height="12.179cm" svg:x="1.4cm" svg:y="4.914cm" presentation:class="outline">
          <draw:text-box>
            <text:list text:style-name="L2">
              <text:list-item>
                <text:p>Because its PID of all other threads and it is the group leader for the group of theads.</text:p>
              </text:list-item>
              <text:list-item>
                <text:p>Because it exists differently from other threads (without calling <text:span text:style-name="T1">pthread_exit(3))</text:span></text:p>
              </text:list-item>
              <text:list-item>
                <text:p><text:span text:style-name="T2">It is the only one where </text:span><text:span text:style-name="T1">getpid()==gettid().</text:span></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4"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implications of the main thread</text:p>
          </draw:text-box>
        </draw:frame>
        <draw:frame presentation:style-name="pr9" draw:layer="layout" svg:width="25.199cm" svg:height="12.179cm" svg:x="1.4cm" svg:y="4.914cm" presentation:class="outline">
          <draw:text-box>
            <text:list text:style-name="L2">
              <text:list-item>
                <text:p>TLS data is not destroyed for the main thread. This is because the main thread does not call <text:span text:style-name="T1">pthread_exit(3). </text:span>You have to find a way to destroy this data on your own (maybe using <text:span text:style-name="T1">atexit(3)/on_exit(3)</text:span>).</text:p>
              </text:list-item>
              <text:list-item>
                <text:p>Cleanup functions (<text:span text:style-name="T1">pthread_clean_push(3)/pthread_clean_pop(3)</text:span>) do not work for the main thread.</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4"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ferences</text:p>
          </draw:text-box>
        </draw:frame>
        <draw:frame presentation:style-name="pr12" draw:layer="layout" svg:width="25.199cm" svg:height="12.179cm" svg:x="1.4cm" svg:y="4.914cm" presentation:class="outline" presentation:user-transformed="true">
          <draw:text-box>
            <text:list text:style-name="L2">
              <text:list-item>
                <text:p><text:a xlink:href="https://en.wikipedia.org/wiki/Priority_inversion" xlink:type="simple">https://en.wikipedia.org/wiki/Priority_inversion</text:a></text:p>
              </text:list-item>
              <text:list-item>
                <text:p><text:a xlink:href="https://en.wikipedia.org/wiki/Priority_ceiling_protocol" xlink:type="simple">https://en.wikipedia.org/wiki/Priority_ceiling_protocol</text:a></text:p>
              </text:list-item>
              <text:list-item>
                <text:p><text:a xlink:href="https://www.mpi-sws.org/~bbb/papers/pdf/rtlws12.pdf" xlink:type="simple">https://www.mpi-sws.org/~bbb/papers/pdf/rtlws12.pdf</text:a> - The Case for Migratory Priority Inheritance in Linux: Bounded Priority Inversions on Multiprocessors</text:p>
              </text:list-item>
            </text:list>
          </draw:text-box>
        </draw:frame>
        <presentation:notes draw:style-name="dp2">
          <draw:page-thumbnail draw:style-name="gr1" draw:layer="layout" svg:width="13.968cm" svg:height="10.476cm" svg:x="3.81cm" svg:y="2.123cm" draw:page-number="25"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1-09-24T10:05:34</meta:creation-date>
    <meta:editing-duration>PT2H46M10S</meta:editing-duration>
    <meta:editing-cycles>16</meta:editing-cycles>
    <dc:date>2015-09-08T01:33:24.560949847</dc:date>
    <meta:generator>LibreOffice/4.4.2.2$Linux_X86_64 LibreOffice_project/40m0$Build-2</meta:generator>
    <dc:creator>Mark Veltzer</dc:creator>
    <meta:document-statistic meta:object-count="115"/>
  </office:meta>
</office:document-meta>
</file>